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d86c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fee9" officeooo:paragraph-rsid="0052fee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9eb27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786ac" officeooo:paragraph-rsid="004786a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40dbd" officeooo:paragraph-rsid="0052fee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fo:font-weight="normal" officeooo:rsid="0052d908" officeooo:paragraph-rsid="0052d908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2fee9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4d86c9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52d908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weight="normal" officeooo:rsid="005289c0" officeooo:paragraph-rsid="0052fee9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89c0" officeooo:paragraph-rsid="0052fee9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51535c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2fee9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8b46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1535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fee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8e19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9fe4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style:font-size-asian="12pt" style:font-size-complex="12pt"/>
    </style:style>
    <style:style style:name="T14" style:family="text">
      <style:text-properties style:font-name="DejaVu Sans Condensed" fo:font-size="12pt" officeooo:rsid="00440dbd" style:font-size-asian="12pt" style:font-size-complex="12pt"/>
    </style:style>
    <style:style style:name="T15" style:family="text">
      <style:text-properties style:font-name="DejaVu Sans Condensed" fo:font-size="12pt" officeooo:rsid="0052d908" style:font-size-asian="12pt" style:font-size-complex="12pt"/>
    </style:style>
    <style:style style:name="T16" style:family="text">
      <style:text-properties style:font-name="DejaVu Sans Condensed" fo:font-size="12pt" officeooo:rsid="0051535c" style:font-size-asian="12pt" style:font-size-complex="12pt"/>
    </style:style>
    <style:style style:name="T17" style:family="text">
      <style:text-properties style:font-name="DejaVu Sans Condensed" fo:font-size="12pt" officeooo:rsid="0052fee9" style:font-size-asian="12pt" style:font-size-complex="12pt"/>
    </style:style>
    <style:style style:name="T18" style:family="text">
      <style:text-properties style:font-name="DejaVu Sans Condensed" fo:font-size="12pt" officeooo:rsid="00534fbb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style:font-name="DejaVu Sans Condensed" fo:font-size="12pt" fo:font-weight="normal" officeooo:rsid="00426540" style:font-size-asian="12pt" style:font-weight-asian="normal" style:font-size-complex="12pt" style:font-weight-complex="normal"/>
    </style:style>
    <style:style style:name="T22" style:family="text">
      <style:text-properties style:text-line-through-style="solid" style:text-line-through-type="single" style:font-name="DejaVu Sans Condensed" fo:font-size="12pt" fo:font-weight="normal" officeooo:rsid="0051535c" style:font-size-asian="12pt" style:font-weight-asian="normal" style:font-size-complex="12pt" style:font-weight-complex="normal"/>
    </style:style>
    <style:style style:name="T23" style:family="text">
      <style:text-properties style:text-line-through-style="solid" style:text-line-through-type="single" style:font-name="DejaVu Sans Condensed" fo:font-size="12pt" fo:font-weight="normal" officeooo:rsid="0052d908" style:font-size-asian="12pt" style:font-weight-asian="normal" style:font-size-complex="12pt" style:font-weight-complex="normal"/>
    </style:style>
    <style:style style:name="T24" style:family="text">
      <style:text-properties style:text-line-through-style="solid" style:text-line-through-type="single" style:font-name="DejaVu Sans Condensed" fo:font-size="12pt" style:font-size-asian="12pt" style:font-size-complex="12pt"/>
    </style:style>
    <style:style style:name="T25" style:family="text">
      <style:text-properties style:text-line-through-style="solid" style:text-line-through-type="single" style:font-name="DejaVu Sans Condensed" fo:font-size="12pt" style:text-underline-style="none" fo:font-weight="normal" officeooo:rsid="0052fee9" style:font-size-asian="12pt" style:font-weight-asian="normal" style:font-size-complex="12pt" style:font-weight-complex="normal"/>
    </style:style>
    <style:style style:name="T26" style:family="text">
      <style:text-properties officeooo:rsid="0052d908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52d908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52fee9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73962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52d908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1535c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73962" style:font-size-asian="12pt" style:font-weight-asian="bold" style:font-size-complex="12pt" style:font-weight-complex="bold"/>
    </style:style>
    <style:style style:name="T34" style:family="text">
      <style:text-properties officeooo:rsid="0059fe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051</text:span><text:span text:style-name="T6"> - </text:span><text:span text:style-name="T4">A/G</text:span><text:span text:style-name="T5"> - </text:span><text:span text:style-name="T7">Stores List</text:span></text:p>
      <text:p text:style-name="P1"/>
      <text:p text:style-name="P3">A/G Missiles:</text:p>
      <text:list xml:id="list3289592926" text:style-name="L1">
        <text:list-item>
          <text:p text:style-name="P8"><text:span text:style-name="T10">AGM-45A</text:span><text:span text:style-name="T25"><text:tab/><text:tab/><text:tab/></text:span><text:span text:style-name="T2">Shrike ARM</text:span></text:p>
        </text:list-item>
      </text:list>
      <text:p text:style-name="P2"/>
      <text:p text:style-name="P6">Bombs:</text:p>
      <text:list xml:id="list2855910494" text:style-name="L2">
        <text:list-item>
          <text:p text:style-name="P11"><text:span text:style-name="T8">A</text:span><text:span text:style-name="T3">N-M30A1</text:span><text:span text:style-name="T24"><text:tab/><text:tab/><text:tab/></text:span><text:span text:style-name="T13">100 lb GP, WW2 shape</text:span></text:p>
        </text:list-item>
        <text:list-item>
          <text:p text:style-name="P11"><text:span text:style-name="T3">AN-M57</text:span><text:span text:style-name="T24"><text:tab/><text:tab/><text:tab/></text:span><text:span text:style-name="T13">250 lb GP, WW2 shape</text:span></text:p>
        </text:list-item>
        <text:list-item>
          <text:p text:style-name="P11"><text:span text:style-name="T3">AN-M64</text:span><text:span text:style-name="T24"><text:tab/><text:tab/><text:tab/></text:span><text:span text:style-name="T13">500 lb GP, WW2 shape</text:span></text:p>
        </text:list-item>
        <text:list-item>
          <text:p text:style-name="P11"><text:span text:style-name="T3">AN-M65</text:span><text:span text:style-name="T24"><text:tab/><text:tab/><text:tab/></text:span><text:span text:style-name="T13">1000 lb GP, WW2 shape</text:span></text:p>
        </text:list-item>
        <text:list-item>
          <text:p text:style-name="P11"><text:span text:style-name="T3">AN-M66A2</text:span><text:span text:style-name="T24"><text:tab/><text:tab/><text:tab/></text:span><text:span text:style-name="T13">2000 lb GP, WW2 shape</text:span></text:p>
        </text:list-item>
        <text:list-item>
          <text:p text:style-name="P11"><text:span text:style-name="T3">AN-M81</text:span><text:span text:style-name="T24"><text:tab/><text:tab/><text:tab/></text:span><text:span text:style-name="T13">260 lb antipersonnel frag</text:span></text:p>
        </text:list-item>
        <text:list-item>
          <text:p text:style-name="P11"><text:span text:style-name="T3">AN-M88</text:span><text:span text:style-name="T24"><text:tab/><text:tab/><text:tab/></text:span><text:span text:style-name="T13">220 lb antipersonnel frag; newer, </text:span><text:span text:style-name="T17">theoretically</text:span><text:span text:style-name="T13"> about as effective </text:span><text:span text:style-name="T17">as M81</text:span></text:p>
        </text:list-item>
        <text:list-item>
          <text:p text:style-name="P11"><text:span text:style-name="T3">M117</text:span><text:span text:style-name="T24"><text:tab/><text:tab/><text:tab/><text:tab/></text:span><text:span text:style-name="T13">750 lb GP</text:span></text:p>
        </text:list-item>
        <text:list-item>
          <text:p text:style-name="P11"><text:span text:style-name="T3">Mk-20</text:span><text:span text:style-name="T24"><text:tab/><text:tab/><text:tab/></text:span><text:span text:style-name="T15">490 lb antitank cluster </text:span><text:span text:style-name="T18">(Rockeye)</text:span></text:p>
        </text:list-item>
        <text:list-item>
          <text:p text:style-name="P11"><text:span text:style-name="T3">Mk-77</text:span><text:span text:style-name="T24"><text:tab/><text:tab/><text:tab/></text:span><text:span text:style-name="T15">750 lb napalm (currently modeled as regular explosive)</text:span></text:p>
        </text:list-item>
        <text:list-item>
          <text:p text:style-name="P11"><text:span text:style-name="T3">Mk-81</text:span><text:span text:style-name="T24"><text:tab/><text:tab/><text:tab/></text:span><text:span text:style-name="T13">250 lb GP</text:span></text:p>
        </text:list-item>
        <text:list-item>
          <text:p text:style-name="P11"><text:span text:style-name="T3">Mk-81SE</text:span><text:span text:style-name="T24"><text:tab/><text:tab/><text:tab/></text:span><text:span text:style-name="T13">250 lb GP high drag</text:span></text:p>
        </text:list-item>
        <text:list-item>
          <text:p text:style-name="P11"><text:span text:style-name="T3">Mk-82</text:span><text:span text:style-name="T24"><text:tab/><text:tab/><text:tab/></text:span><text:span text:style-name="T13">500 lb GP</text:span></text:p>
        </text:list-item>
        <text:list-item>
          <text:p text:style-name="P11"><text:span text:style-name="T3">Mk-82 SnakeEye</text:span><text:span text:style-name="T24"><text:tab/><text:tab/></text:span><text:span text:style-name="T17">5</text:span><text:span text:style-name="T13">00 lb GP high drag</text:span></text:p>
        </text:list-item>
        <text:list-item>
          <text:p text:style-name="P11"><text:span text:style-name="T3">Mk-83</text:span><text:span text:style-name="T24"><text:tab/><text:tab/><text:tab/></text:span><text:span text:style-name="T13">1000 lb </text:span><text:span text:style-name="T15">GP</text:span></text:p>
        </text:list-item>
        <text:list-item>
          <text:p text:style-name="P12"><text:span text:style-name="T19">Mk-84</text:span><text:span text:style-name="T20"><text:tab/><text:tab/><text:tab/></text:span>2000 lb <text:span text:style-name="T26">GP</text:span></text:p>
        </text:list-item>
      </text:list>
      <text:p text:style-name="P2"/>
      <text:p text:style-name="P2">Pods:</text:p>
      <text:p text:style-name="P7"><text:span text:style-name="T14">P</text:span><text:span text:style-name="T16">ylons 2/</text:span><text:span text:style-name="T13">3/</text:span><text:span text:style-name="T16">4 only:</text:span></text:p>
      <text:list xml:id="list1481184077" text:style-name="L3">
        <text:list-item>
          <text:p text:style-name="P9"><text:span text:style-name="T9">Mk4 HIPEG</text:span><text:span text:style-name="T21"> <text:tab/><text:tab/><text:tab/></text:span><text:span text:style-name="T1">Twin barrel 20 mm gun pod</text:span></text:p>
        </text:list-item>
      </text:list>
      <text:p text:style-name="P7"><text:span text:style-name="T14">P</text:span><text:span text:style-name="T13">ylons 2/4 only:</text:span></text:p>
      <text:list xml:id="list111655888240287" text:continue-numbering="true" text:style-name="L3">
        <text:list-item>
          <text:p text:style-name="P10"><text:span text:style-name="T30">C</text:span><text:span text:style-name="T31">BU-1/A</text:span><text:span text:style-name="T23"><text:tab/><text:tab/><text:tab/></text:span><text:span text:style-name="T27">750 lb antipersonnel dispenser, 508x BLU-4A/B bomblets </text:span><text:span text:style-name="T29">(</text:span><text:span text:style-name="T33">101</text:span><text:span text:style-name="T29">x in game)</text:span></text:p>
        </text:list-item>
        <text:list-item>
          <text:p text:style-name="P10"><text:span text:style-name="T31">CBU-2/A</text:span><text:span text:style-name="T23"><text:tab/><text:tab/><text:tab/></text:span><text:span text:style-name="T27">750 lb antimaterial dispenser, 360x BLU-3/B bomblets </text:span><text:span text:style-name="T29">(</text:span><text:span text:style-name="T33">72</text:span><text:span text:style-name="T29">x in game)</text:span></text:p>
        </text:list-item>
        <text:list-item>
          <text:p text:style-name="P10"><text:span text:style-name="T32">CBU-2B/A</text:span><text:span text:style-name="T22"><text:tab/><text:tab/><text:tab/></text:span><text:span text:style-name="T28">8</text:span><text:span text:style-name="T27">50 lb antimaterial dispenser, 409x BLU-3/B bomblets </text:span><text:span text:style-name="T29">(</text:span><text:span text:style-name="T33">81</text:span><text:span text:style-name="T29">x in game)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16:54.092000000</dc:date>
    <meta:editing-duration>PT15H18M10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176" meta:character-count="913" meta:non-whitespace-character-count="742"/>
  </office:meta>
</office:document-meta>
</file>